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92b9" officeooo:paragraph-rsid="001b92b9"/>
    </style:style>
    <style:style style:name="P2" style:family="paragraph" style:parent-style-name="Standard">
      <style:text-properties officeooo:rsid="001d805a" officeooo:paragraph-rsid="001d805a"/>
    </style:style>
    <style:style style:name="P3" style:family="paragraph" style:parent-style-name="Standard">
      <style:text-properties officeooo:rsid="001fc3da" officeooo:paragraph-rsid="001fc3da"/>
    </style:style>
    <style:style style:name="P4" style:family="paragraph" style:parent-style-name="Standard">
      <style:text-properties officeooo:rsid="00211b27" officeooo:paragraph-rsid="00211b27"/>
    </style:style>
    <style:style style:name="P5" style:family="paragraph" style:parent-style-name="Standard">
      <style:text-properties officeooo:paragraph-rsid="00211b27"/>
    </style:style>
    <style:style style:name="P6" style:family="paragraph" style:parent-style-name="Standard">
      <style:text-properties officeooo:rsid="00211b27" officeooo:paragraph-rsid="00211b27"/>
    </style:style>
    <style:style style:name="P7" style:family="paragraph" style:parent-style-name="Standard">
      <style:text-properties fo:color="#000000" style:text-underline-style="none" officeooo:rsid="00211b27" officeooo:paragraph-rsid="00211b27"/>
    </style:style>
    <style:style style:name="P8" style:family="paragraph" style:parent-style-name="Standard">
      <style:text-properties fo:color="#000000" style:text-underline-style="none" officeooo:rsid="00216475" officeooo:paragraph-rsid="00216475"/>
    </style:style>
    <style:style style:name="P9" style:family="paragraph" style:parent-style-name="Standard">
      <style:text-properties fo:color="#000000" style:text-underline-style="none" officeooo:rsid="002196fe" officeooo:paragraph-rsid="002196fe"/>
    </style:style>
    <style:style style:name="P10" style:family="paragraph" style:parent-style-name="Standard">
      <style:text-properties officeooo:rsid="001b92b9" officeooo:paragraph-rsid="001b92b9"/>
    </style:style>
    <style:style style:name="P11" style:family="paragraph" style:parent-style-name="Standard">
      <style:text-properties officeooo:rsid="002322ec" officeooo:paragraph-rsid="002322ec"/>
    </style:style>
    <style:style style:name="P12" style:family="paragraph" style:parent-style-name="Standard">
      <style:text-properties officeooo:rsid="0023ad4f" officeooo:paragraph-rsid="0023ad4f"/>
    </style:style>
    <style:style style:name="P13" style:family="paragraph" style:parent-style-name="Standard">
      <style:text-properties officeooo:rsid="002682ac" officeooo:paragraph-rsid="002682ac"/>
    </style:style>
    <style:style style:name="P14" style:family="paragraph" style:parent-style-name="Standard">
      <style:text-properties officeooo:rsid="002b3379" officeooo:paragraph-rsid="002b3379"/>
    </style:style>
    <style:style style:name="P15" style:family="paragraph" style:parent-style-name="Standard">
      <style:text-properties style:font-name="Liberation Serif" fo:font-size="12pt" officeooo:paragraph-rsid="002b3379" style:font-size-asian="12pt" style:font-size-complex="12pt"/>
    </style:style>
    <style:style style:name="P16" style:family="paragraph" style:parent-style-name="Standard">
      <style:text-properties style:font-name="Liberation Serif" fo:font-size="12pt" officeooo:rsid="002c4655" officeooo:paragraph-rsid="002c4655" style:font-size-asian="12pt" style:font-size-complex="12pt"/>
    </style:style>
    <style:style style:name="P17" style:family="paragraph" style:parent-style-name="Standard">
      <style:text-properties style:font-name="Liberation Serif" fo:font-size="12pt" officeooo:rsid="002cedeb" officeooo:paragraph-rsid="002cedeb" style:font-size-asian="12pt" style:font-size-complex="12pt"/>
    </style:style>
    <style:style style:name="P18" style:family="paragraph" style:parent-style-name="Standard">
      <style:text-properties style:font-name="Liberation Serif" fo:font-size="12pt" officeooo:rsid="002d7119" officeooo:paragraph-rsid="002d7119" style:font-size-asian="12pt" style:font-size-complex="12pt"/>
    </style:style>
    <style:style style:name="P19" style:family="paragraph" style:parent-style-name="Standard">
      <style:text-properties officeooo:rsid="002cedeb" officeooo:paragraph-rsid="002d7119"/>
    </style:style>
    <style:style style:name="P20" style:family="paragraph" style:parent-style-name="Standard">
      <style:text-properties officeooo:rsid="002d7119" officeooo:paragraph-rsid="002d7119"/>
    </style:style>
    <style:style style:name="P21" style:family="paragraph" style:parent-style-name="Standard">
      <style:text-properties officeooo:rsid="002e6d86" officeooo:paragraph-rsid="002e6d86"/>
    </style:style>
    <style:style style:name="P22" style:family="paragraph" style:parent-style-name="Standard">
      <style:text-properties officeooo:rsid="002f9a48" officeooo:paragraph-rsid="002f9a48"/>
    </style:style>
    <style:style style:name="P23" style:family="paragraph" style:parent-style-name="Standard">
      <style:text-properties officeooo:rsid="002f9a48" officeooo:paragraph-rsid="0030c477"/>
    </style:style>
    <style:style style:name="P24" style:family="paragraph" style:parent-style-name="Standard">
      <style:text-properties officeooo:rsid="0030c477" officeooo:paragraph-rsid="0030c477"/>
    </style:style>
    <style:style style:name="P25" style:family="paragraph" style:parent-style-name="Standard">
      <style:text-properties officeooo:rsid="0030d108" officeooo:paragraph-rsid="0030d108"/>
    </style:style>
    <style:style style:name="P26" style:family="paragraph" style:parent-style-name="Standard">
      <style:text-properties officeooo:rsid="00318614" officeooo:paragraph-rsid="00318614"/>
    </style:style>
    <style:style style:name="P27" style:family="paragraph" style:parent-style-name="Standard">
      <style:text-properties officeooo:rsid="00318614" officeooo:paragraph-rsid="0033cebc"/>
    </style:style>
    <style:style style:name="P28" style:family="paragraph" style:parent-style-name="Standard">
      <style:text-properties officeooo:rsid="0034a917" officeooo:paragraph-rsid="0034a917"/>
    </style:style>
    <style:style style:name="P29" style:family="paragraph" style:parent-style-name="Standard">
      <style:text-properties officeooo:rsid="003835fb" officeooo:paragraph-rsid="003835fb"/>
    </style:style>
    <style:style style:name="P30" style:family="paragraph" style:parent-style-name="Standard">
      <style:text-properties officeooo:rsid="0038d24a" officeooo:paragraph-rsid="0038d24a"/>
    </style:style>
    <style:style style:name="P31" style:family="paragraph" style:parent-style-name="Standard">
      <style:text-properties officeooo:rsid="0038d24a" officeooo:paragraph-rsid="00420719"/>
    </style:style>
    <style:style style:name="P32" style:family="paragraph" style:parent-style-name="Standard">
      <style:text-properties officeooo:rsid="0039c897" officeooo:paragraph-rsid="0039c897"/>
    </style:style>
    <style:style style:name="P33" style:family="paragraph" style:parent-style-name="Standard">
      <style:text-properties officeooo:rsid="003a7f1a" officeooo:paragraph-rsid="003a7f1a"/>
    </style:style>
    <style:style style:name="P34" style:family="paragraph" style:parent-style-name="Standard">
      <style:text-properties officeooo:rsid="003c4a23" officeooo:paragraph-rsid="003c4a23"/>
    </style:style>
    <style:style style:name="P35" style:family="paragraph" style:parent-style-name="Standard">
      <style:text-properties officeooo:rsid="003f347b" officeooo:paragraph-rsid="003f347b"/>
    </style:style>
    <style:style style:name="P36" style:family="paragraph" style:parent-style-name="Standard">
      <style:text-properties officeooo:rsid="00406981" officeooo:paragraph-rsid="00406981"/>
    </style:style>
    <style:style style:name="P37" style:family="paragraph" style:parent-style-name="Standard">
      <style:text-properties officeooo:rsid="00446559" officeooo:paragraph-rsid="00446559"/>
    </style:style>
    <style:style style:name="P38" style:family="paragraph" style:parent-style-name="Standard">
      <style:text-properties officeooo:rsid="00461575" officeooo:paragraph-rsid="00461575"/>
    </style:style>
    <style:style style:name="P39" style:family="paragraph" style:parent-style-name="Standard">
      <style:text-properties officeooo:rsid="00476e90" officeooo:paragraph-rsid="00476e90"/>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b3379"/>
    </style:style>
    <style:style style:name="T3" style:family="text">
      <style:text-properties officeooo:rsid="001d0e8c"/>
    </style:style>
    <style:style style:name="T4" style:family="text">
      <style:text-properties officeooo:rsid="00211b27"/>
    </style:style>
    <style:style style:name="T5" style:family="text">
      <style:text-properties fo:color="#000000" style:text-underline-style="none"/>
    </style:style>
    <style:style style:name="T6" style:family="text">
      <style:text-properties fo:color="#000000" style:text-underline-style="none" officeooo:rsid="00211b27"/>
    </style:style>
    <style:style style:name="T7" style:family="text">
      <style:text-properties fo:color="#000000" style:text-underline-style="none" officeooo:rsid="002b3379"/>
    </style:style>
    <style:style style:name="T8" style:family="text">
      <style:text-properties officeooo:rsid="00254067"/>
    </style:style>
    <style:style style:name="T9" style:family="text">
      <style:text-properties officeooo:rsid="002b3379"/>
    </style:style>
    <style:style style:name="T10" style:family="text">
      <style:text-properties style:text-underline-style="none"/>
    </style:style>
    <style:style style:name="T11" style:family="text">
      <style:text-properties style:text-underline-style="none" officeooo:rsid="0030c477"/>
    </style:style>
    <style:style style:name="T12" style:family="text">
      <style:text-properties style:text-underline-style="none" officeooo:rsid="0033cebc"/>
    </style:style>
    <style:style style:name="T13" style:family="text">
      <style:text-properties style:text-underline-style="none" officeooo:rsid="00367f40"/>
    </style:style>
    <style:style style:name="T14" style:family="text">
      <style:text-properties style:text-underline-style="none" officeooo:rsid="0038d24a"/>
    </style:style>
    <style:style style:name="T15" style:family="text">
      <style:text-properties style:text-underline-style="none" officeooo:rsid="003a7f1a"/>
    </style:style>
    <style:style style:name="T16" style:family="text">
      <style:text-properties style:text-underline-style="none" officeooo:rsid="003f347b"/>
    </style:style>
    <style:style style:name="T17" style:family="text">
      <style:text-properties style:text-underline-style="none" officeooo:rsid="00420719"/>
    </style:style>
    <style:style style:name="T18" style:family="text">
      <style:text-properties style:font-name="Liberation Serif" fo:font-size="12pt" style:text-underline-style="none" style:font-size-asian="12pt" style:font-size-complex="12pt"/>
    </style:style>
    <style:style style:name="T19" style:family="text">
      <style:text-properties style:font-name="Liberation Serif" fo:font-size="12pt" style:text-underline-style="none" officeooo:rsid="002764ee" style:font-size-asian="12pt" style:font-size-complex="12pt"/>
    </style:style>
    <style:style style:name="T20" style:family="text">
      <style:text-properties style:font-name="Liberation Serif" fo:font-size="12pt" style:text-underline-style="none" officeooo:rsid="002d7119" style:font-size-asian="12pt" style:font-size-complex="12pt"/>
    </style:style>
    <style:style style:name="T21" style:family="text">
      <style:text-properties style:font-name="Liberation Serif" fo:font-size="12pt" style:text-underline-style="none" officeooo:rsid="002e6d86" style:font-size-asian="12pt" style:font-size-complex="12pt"/>
    </style:style>
    <style:style style:name="T22" style:family="text">
      <style:text-properties style:font-name="Liberation Serif" fo:font-size="12pt" style:text-underline-style="solid" style:text-underline-width="auto" style:text-underline-color="font-color" style:font-size-asian="12pt" style:font-size-complex="12pt"/>
    </style:style>
    <style:style style:name="T23" style:family="text">
      <style:text-properties officeooo:rsid="0030d1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are made by me. Below You can find <text:span text:style-name="T1">my interpretation</text:span> of facts that were presented on lectures.<text:span text:style-name="T3"> They may be wrong. They may be right. Read on Your own risk. Oh, and to bury Your hopes of interesting material to read I must admit that big part of this content is taken from wikipedia.</text:span></text:p>
      <text:p text:style-name="P1"/>
      <text:p text:style-name="P11">Lecturer: Roman Dębski</text:p>
      <text:p text:style-name="P11">It's always a good idea to mention this guy. Especially when it's about functional programming.</text:p>
      <text:p text:style-name="P1"/>
      <text:p text:style-name="P1">Lecture 1</text:p>
      <text:p text:style-name="P1">What functional programming is all about?</text:p>
      <text:p text:style-name="P1">Based on Martin Odersky's quote</text:p>
      <text:p text:style-name="P12">First part of the quote:</text:p>
      <text:p text:style-name="P1">"A functional programming language should permit only <text:span text:style-name="T1">pure functions</text:span> and should not allow <text:span text:style-name="T1">side effects</text:span>."</text:p>
      <text:p text:style-name="P2">So, let's start with the beginning. What the heck is pure function?</text:p>
      <text:p text:style-name="P2">"Pure function is function that has no side effect."</text:p>
      <text:p text:style-name="P2">Pretty clear yet still not fully describes problem.</text:p>
      <text:p text:style-name="P3">What does it mean that function has no side effects?</text:p>
      <text:p text:style-name="P3">Let's consider functions below (here's a hint - they all are pure)</text:p>
      <text:p text:style-name="P3">- cos(x) - it takes value "x" and returns another value</text:p>
      <text:p text:style-name="P3">- isItEven(x) - takes "x" and returns whether x is even or not</text:p>
      <text:p text:style-name="P3">- today() - returns current data</text:p>
      <text:p text:style-name="P4"><text:span text:style-name="T8">Pure function: </text:span>"Any function that uses <text:span text:style-name="T1">free variables</text:span> without mutating them." - wikipedia definition</text:p>
      <text:p text:style-name="P3">For now just take aside buzzword "free variables" and interpret what does it mean.</text:p>
      <text:p text:style-name="P3">It takes something, let's call it "x", then uses <text:span text:style-name="T4">it to do stuff and then goes on (but "x" still remains the same)</text:span></text:p>
      <text:p text:style-name="P4">Now, what that "x" is?</text:p>
      <text:p text:style-name="P4">Previously it was called "free variable".</text:p>
      <text:p text:style-name="P5"><text:span text:style-name="T4">The definition of "f. v." is: "</text:span><text:span text:style-name="T6">In computer programming, the term free variable refers to variables used in a function that are neither local variables nor parameters of that function. The term non-local variable is often a synonym in this context."</text:span></text:p>
      <text:p text:style-name="P7">So, "x" is just a global value (that's my first connotation after programming in C).</text:p>
      <text:p text:style-name="P8">_End of defining pure function_</text:p>
      <text:p text:style-name="P8">Now, for better understanding, consider random() function, that can be either pure or impure.</text:p>
      <text:p text:style-name="P8">- random() - without seed this function is impure, because after executing it, the global variable "seed" changes state<text:span text:style-name="T8"> (that's how random() function is typically implemented)</text:span></text:p>
      <text:p text:style-name="P8">- random(42) - with seed this function is pure, because global seed doesn't change and has no "side effect" anymore</text:p>
      <text:p text:style-name="P9">The second example is function printf(), that is also impure. Why?</text:p>
      <text:p text:style-name="P9">"Because it causes output to an I/O device as a side effect." - wiki</text:p>
      <text:p text:style-name="P14"><text:span text:style-name="T5">Well, it still doesn't fully answer question. What kind of side effect is happening here? I'll leave this question open.</text:span></text:p>
      <text:p text:style-name="P14"><text:span text:style-name="T5">Second part of the quote:</text:span></text:p>
      <text:p text:style-name="P15"><text:span text:style-name="T7">"According to that </text:span>definition, there are hardly any functional languages in use; even<text:span text:style-name="T9"> </text:span>Haskell has the<text:span text:style-name="T9"> </text:span><text:span text:style-name="T1">I/O monad</text:span> and <text:span text:style-name="T1">unsafePerformIO</text:span>. So I prefer the<text:span text:style-name="T9"> </text:span>broad definition: that <text:span text:style-name="T1">a</text:span><text:span text:style-name="T2"> </text:span><text:span text:style-name="T1">functional language makes</text:span><text:span text:style-name="T2"> </text:span><text:span text:style-name="T1">programming</text:span><text:span text:style-name="T2"> </text:span><text:span text:style-name="T1">centered around functions</text:span> easy and natural.<text:span text:style-name="T9">"</text:span></text:p>
      <text:p text:style-name="P16">Ok, that kinda answers my previous question about "why causing an I/O output makes language impure" by taking every I/O action as impure.</text:p>
      <text:p text:style-name="P16">Now, let's focus on the meaning of the second part of the quote.</text:p>
      <text:p text:style-name="P16">Functional programming language <text:span text:style-name="T1">should be pure</text:span><text:span text:style-name="T10">, but it's impossible due to I/O operations.</text:span></text:p>
      <text:p text:style-name="P18"><text:span text:style-name="T10">// Not important section - start</text:span></text:p>
      <text:p text:style-name="P17"><text:span text:style-name="T10">Then, why should we even care about purity in programming language?</text:span></text:p>
      <text:p text:style-name="P17"><text:soft-page-break/><text:span text:style-name="T10">"Pure functional language provides that program can't do anything that will provide side effect"</text:span></text:p>
      <text:p text:style-name="P19"><text:span text:style-name="T20">The biggest</text:span><text:span text:style-name="T18"> advantage of the pure functions</text:span><text:span text:style-name="T20"> is that</text:span><text:span text:style-name="T18"> </text:span><text:span text:style-name="T19">whenever You call</text:span><text:span text:style-name="T20"> p</text:span><text:span text:style-name="T21">ure</text:span><text:span text:style-name="T20"> f</text:span><text:span text:style-name="T21">.</text:span><text:span text:style-name="T18"> </text:span><text:span text:style-name="T19">with the same input, You'll get the same output, every time.</text:span></text:p>
      <text:p text:style-name="P19"><text:span text:style-name="T20">- </text:span><text:span text:style-name="T19">It's very useful for debugging.</text:span></text:p>
      <text:p text:style-name="P20"><text:span text:style-name="T19">-</text:span><text:span text:style-name="T18"> It provides security on the environment You'll run this program</text:span><text:span text:style-name="T21">, so I say.</text:span></text:p>
      <text:p text:style-name="P20"><text:span text:style-name="T19">I</text:span><text:span text:style-name="T18">magine writing a program that provides You, </text:span><text:span text:style-name="T22">by definition</text:span><text:span text:style-name="T18">, that the environment in which You'll run this program (ex. Operation System) will stay the same. That there is no chance that You'll delete any file or change state of the machine that'll lead to bugs in another sections in the system.</text:span></text:p>
      <text:p text:style-name="P20">// Not important section - end</text:p>
      <text:p text:style-name="P21">So, let's define functional programming language one more time.</text:p>
      <text:p text:style-name="P21"><text:span text:style-name="T1">The ideal</text:span><text:span text:style-name="T10"> f. p. language is language made only with pure functions but to adapt this definition to </text:span><text:span text:style-name="T13">common</text:span><text:span text:style-name="T10"> problems (when I/O operations are needed)</text:span><text:span text:style-name="T13"> this definition must be changed.</text:span><text:span text:style-name="T10"> </text:span><text:span text:style-name="T13">T</text:span><text:span text:style-name="T1">he actual definition</text:span><text:span text:style-name="T10"> of f. p. language is:</text:span></text:p>
      <text:p text:style-name="P21"><text:span text:style-name="T10">Functional programming language is </text:span><text:span text:style-name="T13">a </text:span><text:span text:style-name="T10">language that is focused on functions and makes it easy to write and use.</text:span></text:p>
      <text:p text:style-name="P21"><text:span text:style-name="T10"/></text:p>
      <text:p text:style-name="P22"><text:span text:style-name="T10">Buzzwords:</text:span></text:p>
      <text:p text:style-name="P22"><text:span text:style-name="T10">- "purity"</text:span></text:p>
      <text:p text:style-name="P22"><text:span text:style-name="T10">- statically typing</text:span></text:p>
      <text:p text:style-name="P22"><text:span text:style-name="T10">- lazy evaluation</text:span></text:p>
      <text:p text:style-name="P22"><text:span text:style-name="T10">- type interference</text:span></text:p>
      <text:p text:style-name="P22"><text:span text:style-name="T10">- concurrent</text:span></text:p>
      <text:p text:style-name="P22"><text:span text:style-name="T10"/></text:p>
      <text:p text:style-name="P22"><text:span text:style-name="T10">How purity is provided in Haskell?</text:span></text:p>
      <text:p text:style-name="P23"><text:span text:style-name="T10">- variables are immutable (what does "immutable" means - it means that once they are created, they cannot be changed (~something like final in Java))</text:span></text:p>
      <text:p text:style-name="P23"><text:span text:style-name="T11">- Haskell cannot access states like time or random numbers</text:span><text:span text:style-name="T13"> (~You cannot change something You don't have access to)</text:span></text:p>
      <text:p text:style-name="P23"><text:span text:style-name="T11"/></text:p>
      <text:p text:style-name="P24"><text:span text:style-name="T10">Types in Haskell:</text:span></text:p>
      <text:p text:style-name="P24"><text:span text:style-name="T10">Simple types </text:span></text:p>
      <text:p text:style-name="P24"><text:span text:style-name="T10">- Int (has it's own limitation, like in C language)</text:span></text:p>
      <text:p text:style-name="P24"><text:span text:style-name="T10">- Integer (limitless number, has infinite precision)</text:span></text:p>
      <text:p text:style-name="P24"><text:span text:style-name="T10">- Char</text:span></text:p>
      <text:p text:style-name="P24"><text:span text:style-name="T10">- String (* that's why String is Simple type)</text:span></text:p>
      <text:p text:style-name="P24"><text:span text:style-name="T10">(* in Haskell type is a collection of elements with same attributes)</text:span></text:p>
      <text:p text:style-name="P25"><text:span text:style-name="T10">Non-simple types (~they are either mix of other types or a function)</text:span></text:p>
      <text:p text:style-name="P25"><text:span text:style-name="T10">- tuple: (2, 'b', False)</text:span></text:p>
      <text:p text:style-name="P25"><text:span text:style-name="T10">- list: [5, 6, 7, 8]</text:span></text:p>
      <text:p text:style-name="P25"><text:span text:style-name="T10">- function: sin</text:span></text:p>
      <text:p text:style-name="P25"><text:span text:style-name="T10"/></text:p>
      <text:p text:style-name="P38"><text:span text:style-name="T10">// In this section there will be presented pseudo code of how to program in Haskell - start</text:span></text:p>
      <text:p text:style-name="P29"><text:span text:style-name="T10">How to handle algebra with Haskell (beginning):</text:span></text:p>
      <text:p text:style-name="P29"><text:span text:style-name="T10">f(x) -&gt; f x</text:span></text:p>
      <text:p text:style-name="P29"><text:span text:style-name="T10">f(x, y) -&gt; f x y</text:span></text:p>
      <text:p text:style-name="P29"><text:span text:style-name="T10">f(g(x)) -&gt; f (g x)</text:span></text:p>
      <text:p text:style-name="P25"><text:span text:style-name="T10"/></text:p>
      <text:p text:style-name="P26"><text:span text:style-name="T10">How to define function:</text:span></text:p>
      <text:p text:style-name="P26"><text:span text:style-name="T10">1. Start with metafunction (~something like templates in C++)</text:span></text:p>
      <text:p text:style-name="P26"><text:span text:style-name="T10">2. Write actual function</text:span></text:p>
      <text:p text:style-name="P26"><text:span text:style-name="T10">example:</text:span></text:p>
      <text:p text:style-name="P26"><text:span text:style-name="T12">square</text:span><text:span text:style-name="T10"> :: Double -&gt; Double</text:span></text:p>
      <text:p text:style-name="P27"><text:soft-page-break/><text:span text:style-name="T12">square</text:span><text:span text:style-name="T10"> x = x</text:span><text:span text:style-name="T12">^2</text:span></text:p>
      <text:p text:style-name="P28"><text:span text:style-name="T10">But, if You forget about metafun</text:span><text:span text:style-name="T14">c</text:span><text:span text:style-name="T10">tion then compiler will try to figure type by itself</text:span></text:p>
      <text:p text:style-name="P28"><text:span text:style-name="T10"/></text:p>
      <text:p text:style-name="P30"><text:span text:style-name="T10">How function can be defined:</text:span></text:p>
      <text:p text:style-name="P30"><text:span text:style-name="T10">- via conditions:</text:span></text:p>
      <text:p text:style-name="P30"><text:span text:style-name="T10"><text:tab/>foo arg = if [condition] then [option 1] else [option 2]</text:span></text:p>
      <text:p text:style-name="P30"><text:span text:style-name="T10">- via: guards:</text:span></text:p>
      <text:p text:style-name="P30"><text:span text:style-name="T10"><text:tab/>foo arg<text:tab/>| arg &lt; 0<text:tab/>= -1</text:span></text:p>
      <text:p text:style-name="P30"><text:span text:style-name="T10"><text:tab/><text:tab/>| arg == 0<text:tab/>= 0</text:span></text:p>
      <text:p text:style-name="P30"><text:span text:style-name="T11"><text:tab/></text:span><text:span text:style-name="T10"><text:tab/>| otherwise<text:tab/>= 1</text:span></text:p>
      <text:p text:style-name="P30"><text:span text:style-name="T10">after something that looks like pipe "|" is condition</text:span></text:p>
      <text:p text:style-name="P30"><text:span text:style-name="T10">if condition is meet then program executes that case and returns</text:span></text:p>
      <text:p text:style-name="P30"><text:span text:style-name="T10">~it looks like switch with cases (where otherwise is similar to default)</text:span></text:p>
      <text:p text:style-name="P30"><text:span text:style-name="T10">similar code written in imperative language:</text:span></text:p>
      <text:p text:style-name="P30"><text:span text:style-name="T10">switch(arg) {</text:span></text:p>
      <text:p text:style-name="P30"><text:span text:style-name="T10"><text:tab/>case arg &lt; 0 <text:tab/>:<text:tab/>arg = -1;</text:span></text:p>
      <text:p text:style-name="P30"><text:span text:style-name="T10"><text:tab/><text:tab/><text:tab/><text:tab/>break;</text:span></text:p>
      <text:p text:style-name="P30"><text:span text:style-name="T10"><text:tab/>case arg == 0<text:tab/>:<text:tab/>arg = 0;</text:span></text:p>
      <text:p text:style-name="P30"><text:span text:style-name="T10"><text:tab/><text:tab/><text:tab/><text:tab/>break;</text:span></text:p>
      <text:p text:style-name="P30"><text:span text:style-name="T10"><text:tab/>default<text:tab/><text:tab/>:<text:tab/>arg = 1;</text:span></text:p>
      <text:p text:style-name="P32"><text:span text:style-name="T10">}</text:span></text:p>
      <text:p text:style-name="P32"><text:span text:style-name="T10">- via pattern matching and case ... of</text:span></text:p>
      <text:p text:style-name="P32"><text:span text:style-name="T10"><text:tab/></text:span><text:span text:style-name="T15">foo arg = case arg &lt; 0 of</text:span></text:p>
      <text:p text:style-name="P33"><text:span text:style-name="T10"><text:tab/><text:tab/>True -&gt; -1</text:span></text:p>
      <text:p text:style-name="P33"><text:span text:style-name="T10"><text:tab/><text:tab/>False -&gt; case a == 0 of</text:span></text:p>
      <text:p text:style-name="P33"><text:span text:style-name="T10"><text:tab/><text:tab/><text:tab/>True -&gt; 0</text:span></text:p>
      <text:p text:style-name="P33"><text:span text:style-name="T10"><text:tab/><text:tab/><text:tab/>False -&gt; 1</text:span></text:p>
      <text:p text:style-name="P34"><text:span text:style-name="T10">All 3 functions above can be used to define function with based-on-argument work flow.</text:span></text:p>
      <text:p text:style-name="P34"><text:span text:style-name="T10">To choose which type of function You should use read this article:</text:span></text:p>
      <text:p text:style-name="P34"><text:span text:style-name="T10">https://stackoverflow.com/questions/9345589/guards-vs-if-then-else-vs-cases-in-haskell</text:span></text:p>
      <text:p text:style-name="P34"><text:span text:style-name="T10">But, whichever style You choose, define every case. Why? Because purity requires it.</text:span></text:p>
      <text:p text:style-name="P34"><text:span text:style-name="T10"/></text:p>
      <text:p text:style-name="P34"><text:span text:style-name="T10">In Haskell there is also possibility to use variables that hasn't been yet defined.</text:span></text:p>
      <text:p text:style-name="P34"><text:span text:style-name="T10">How?</text:span></text:p>
      <text:p text:style-name="P34"><text:span text:style-name="T10">With </text:span><text:span text:style-name="T1">where</text:span><text:span text:style-name="T10"> and </text:span><text:span text:style-name="T1">let ... in</text:span><text:span text:style-name="T10"> statements.</text:span></text:p>
      <text:p text:style-name="P34"><text:span text:style-name="T10">- via where:</text:span></text:p>
      <text:p text:style-name="P34"><text:span text:style-name="T10"><text:tab/>foo arg = arg + </text:span><text:span text:style-name="T16">tmp</text:span></text:p>
      <text:p text:style-name="P35"><text:span text:style-name="T10"><text:tab/><text:tab/>where tmp = 42</text:span></text:p>
      <text:p text:style-name="P35"><text:span text:style-name="T10">- via let ... in</text:span></text:p>
      <text:p text:style-name="P35"><text:span text:style-name="T10"><text:tab/>foo arg =<text:tab/>let tmp = 42</text:span></text:p>
      <text:p text:style-name="P35"><text:span text:style-name="T10"><text:tab/><text:tab/><text:tab/>in arg + tmp</text:span></text:p>
      <text:p text:style-name="P35"><text:span text:style-name="T10"/></text:p>
      <text:p text:style-name="P35"><text:span text:style-name="T10"><text:s/>Code formating in Haskell - </text:span><text:span text:style-name="T1">off-side</text:span><text:span text:style-name="T10"> rule:</text:span></text:p>
      <text:p text:style-name="P35"><text:span text:style-name="T10">- first symbol in line defines left margin of the block</text:span></text:p>
      <text:p text:style-name="P35"><text:span text:style-name="T10">- when indentations (distance from left margin) increases in next line then it is considered as new block</text:span></text:p>
      <text:p text:style-name="P36"><text:span text:style-name="T10">- local definitions must be placed in same block to see themselves</text:span></text:p>
      <text:p text:style-name="P35"><text:span text:style-name="T10">(~works similarly to Python's tabs</text:span><text:span text:style-name="T17"> - as an idea</text:span><text:span text:style-name="T10">)</text:span></text:p>
      <text:p text:style-name="P35"><text:span text:style-name="T10"/></text:p>
      <text:p text:style-name="P39"><text:span text:style-name="T10">How to run programs written in Haskell:</text:span></text:p>
      <text:p text:style-name="P39"><text:span text:style-name="T10">1. run ghci to enter interactive terminal</text:span></text:p>
      <text:p text:style-name="P39"><text:span text:style-name="T10"><text:tab/>$ghci</text:span></text:p>
      <text:p text:style-name="P39"><text:soft-page-break/><text:span text:style-name="T10">2. use runghc to run scripts</text:span></text:p>
      <text:p text:style-name="P39"><text:span text:style-name="T10"><text:tab/>$runghci someprog.hs</text:span></text:p>
      <text:p text:style-name="P39"><text:span text:style-name="T10">3. compile program to binary file</text:span></text:p>
      <text:p text:style-name="P39"><text:span text:style-name="T10"><text:tab/>$ghc someprog.hs [-o someprog.out]</text:span></text:p>
      <text:p text:style-name="P38"><text:span text:style-name="T10">//Boring section - end</text:span></text:p>
      <text:p text:style-name="P31"><text:span text:style-name="T10"/></text:p>
      <text:p text:style-name="P37"><text:span text:style-name="T10">Lecture 2</text:span></text:p>
      <text:p text:style-name="P31"><text:span text:style-name="T10"/></text:p>
      <text:p text:style-name="P13">Questions that occurred during writing notes</text:p>
      <text:p text:style-name="P13">- [1] Why function that causes output is impure?<text:span text:style-name="T23"> (In context that pure function doesn't change global variables/ sta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15:13:46.996942351</meta:creation-date>
    <meta:generator>LibreOffice/5.1.2.2$Linux_X86_64 LibreOffice_project/10m0$Build-2</meta:generator>
    <dc:date>2018-07-03T00:00:14.330643934</dc:date>
    <meta:editing-duration>PT2H10M30S</meta:editing-duration>
    <meta:editing-cycles>31</meta:editing-cycles>
    <meta:document-statistic meta:table-count="0" meta:image-count="0" meta:object-count="0" meta:page-count="4" meta:paragraph-count="131" meta:word-count="1271" meta:character-count="7231" meta:non-whitespace-character-count="6049"/>
  </office:meta>
</office:document-meta>
</file>